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9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tandard </text:p>
          </table:table-cell>
          <table:table-cell table:style-name="ce3" office:value-type="string">
            <text:p>Cause AoO?</text:p>
          </table:table-cell>
        </table:table-row>
        <table:table-row table:style-name="ro1">
          <table:table-cell office:value-type="string">
            <text:p>Attack (melee)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Attack (ranged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Attack (unarmed)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Activate a magic item other than a potion or oil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Aid another (page 154) </text:p>
          </table:table-cell>
          <table:table-cell office:value-type="string">
            <text:p>Maybe</text:p>
          </table:table-cell>
        </table:table-row>
        <table:table-row table:style-name="ro1">
          <table:table-cell table:style-name="ce2" office:value-type="string">
            <text:p>Bull rush (page 154)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Cast a spell (1 standard action casting time)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Concentrate to maintain an active spell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Dismiss a spell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Draw a hidden weapon (see Sleight of Hand, page 81)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Drink a potion or apply an oil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Escape a grapple (page 156)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Feint (page 155) </text:p>
          </table:table-cell>
          <table:table-cell office:value-type="string">
            <text:p>No </text:p>
          </table:table-cell>
        </table:table-row>
        <table:table-row table:style-name="ro2">
          <table:table-cell table:style-name="ce2" office:value-type="string">
            <text:p>Light a torch with a tindertwig (page 129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Lower spell resistance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Make a dying friend stable (see Heal, page 75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Overrun (page 157)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Read a scroll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Ready (triggers a standard action)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Sunder a weapon (attack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Sunder an object (attack) </text:p>
          </table:table-cell>
          <table:table-cell office:value-type="string">
            <text:p>Maybe</text:p>
          </table:table-cell>
        </table:table-row>
        <table:table-row table:style-name="ro2">
          <table:table-cell table:style-name="ce2" office:value-type="string">
            <text:p>Total defense </text:p>
          </table:table-cell>
          <table:table-cell table:style-name="ce2" office:value-type="string">
            <text:p>No </text:p>
          </table:table-cell>
        </table:table-row>
        <table:table-row table:style-name="ro2">
          <table:table-cell office:value-type="string">
            <text:p>Turn or rebuke undead (page 159)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Use extraordinary ability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Use skill that takes 1 action </text:p>
          </table:table-cell>
          <table:table-cell office:value-type="string">
            <text:p>Usually </text:p>
          </table:table-cell>
        </table:table-row>
        <table:table-row table:style-name="ro1">
          <table:table-cell table:style-name="ce2" office:value-type="string">
            <text:p>Use spell-like ability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Use supernatural ability </text:p>
          </table:table-cell>
          <table:table-cell office:value-type="string">
            <text:p>No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Move </text:p>
          </table:table-cell>
          <table:table-cell table:style-name="ce3" office:value-type="string">
            <text:p>Cause AoO?</text:p>
          </table:table-cell>
        </table:table-row>
        <table:table-row table:style-name="ro1">
          <table:table-cell office:value-type="string">
            <text:p>Move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Control a frightened mount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Direct or redirect an active spell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Draw a weapon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Load a hand crossbow or light crossbow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Open or close a door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Mount a horse or dismount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Move a heavy object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Pick up an item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Sheathe a weapon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Stand up from prone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Ready or loose a shield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Retrieve a stored item </text:p>
          </table:table-cell>
          <table:table-cell office:value-type="string">
            <text:p>Yes </text:p>
          </table:table-cell>
        </table:table-row>
        <table:table-row table:style-name="ro1">
          <table:table-cell office:value-type="string">
            <text:p><text:s/></text:p>
          </table:table-cell>
          <table:table-cell/>
        </table:table-row>
        <table:table-row table:style-name="ro1">
          <table:table-cell table:style-name="ce1" office:value-type="string">
            <text:p>Full-Round Action </text:p>
          </table:table-cell>
          <table:table-cell table:style-name="ce3" office:value-type="string">
            <text:p>Cause AoO?</text:p>
          </table:table-cell>
        </table:table-row>
        <table:table-row table:style-name="ro1">
          <table:table-cell office:value-type="string">
            <text:p>Full attack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Charge (page 154) </text:p>
          </table:table-cell>
          <table:table-cell table:style-name="ce2" office:value-type="string">
            <text:p>No </text:p>
          </table:table-cell>
        </table:table-row>
        <table:table-row table:style-name="ro2">
          <table:table-cell office:value-type="string">
            <text:p>Deliver coup de grace (page 153)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Escape from a net (page 119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Extinguish flames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Light a torch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Load a heavy or repeating crossbow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Lock or unlock weapon in locked gauntlet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Prepare to throw splash weapon (page 158)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Run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Use skill that takes 1 round </text:p>
          </table:table-cell>
          <table:table-cell office:value-type="string">
            <text:p>Usually </text:p>
          </table:table-cell>
        </table:table-row>
        <table:table-row table:style-name="ro1">
          <table:table-cell table:style-name="ce2" office:value-type="string">
            <text:p>Use touch spell on up to six friends (page 141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Withdraw </text:p>
          </table:table-cell>
          <table:table-cell office:value-type="string">
            <text:p>No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Free Action </text:p>
          </table:table-cell>
          <table:table-cell table:style-name="ce3" office:value-type="string">
            <text:p>Cause AoO?</text:p>
          </table:table-cell>
        </table:table-row>
        <table:table-row table:style-name="ro1">
          <table:table-cell office:value-type="string">
            <text:p>Cast a quickened spell (page 98)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Cease concentration on a spell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Drop an item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Drop to the floor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Prepare spell components to cast a spell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Speak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No Action </text:p>
          </table:table-cell>
          <table:table-cell table:style-name="ce3" office:value-type="string">
            <text:p>Cause AoO?</text:p>
          </table:table-cell>
        </table:table-row>
        <table:table-row table:style-name="ro1">
          <table:table-cell office:value-type="string">
            <text:p>Delay </text:p>
          </table:table-cell>
          <table:table-cell office:value-type="string">
            <text:p>No </text:p>
          </table:table-cell>
        </table:table-row>
        <table:table-row table:style-name="ro1">
          <table:table-cell table:style-name="ce2" office:value-type="string">
            <text:p>5-foot step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Action Type </text:p>
          </table:table-cell>
          <table:table-cell office:value-type="string">
            <text:p>Varies </text:p>
          </table:table-cell>
        </table:table-row>
        <table:table-row table:style-name="ro1">
          <table:table-cell table:style-name="ce2" office:value-type="string">
            <text:p>Disarm (page 155) </text:p>
          </table:table-cell>
          <table:table-cell table:style-name="ce2" office:value-type="string">
            <text:p>Yes </text:p>
          </table:table-cell>
        </table:table-row>
        <table:table-row table:style-name="ro1">
          <table:table-cell office:value-type="string">
            <text:p>Grapple (page 155) </text:p>
          </table:table-cell>
          <table:table-cell office:value-type="string">
            <text:p>Yes </text:p>
          </table:table-cell>
        </table:table-row>
        <table:table-row table:style-name="ro1">
          <table:table-cell table:style-name="ce2" office:value-type="string">
            <text:p>Trip an opponent (page 158) </text:p>
          </table:table-cell>
          <table:table-cell table:style-name="ce2" office:value-type="string">
            <text:p>No </text:p>
          </table:table-cell>
        </table:table-row>
        <table:table-row table:style-name="ro1">
          <table:table-cell office:value-type="string">
            <text:p>Use feat </text:p>
          </table:table-cell>
          <table:table-cell office:value-type="string">
            <text:p>Varies 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5">2022-06-05</text:date>, <text:time>10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5T10:21:59.38</meta:creation-date>
    <dc:date>2022-06-05T10:26:32.71</dc:date>
    <meta:editing-duration>PT4M34S</meta:editing-duration>
    <meta:editing-cycles>1</meta:editing-cycles>
    <meta:document-statistic meta:table-count="3" meta:cell-count="143" meta:object-count="0"/>
    <meta:generator>OpenOffice/4.1.11$Win32 OpenOffice.org_project/4111m1$Build-9808</meta:generator>
  </office:meta>
</office:document-meta>
</file>